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8.8cm" fo:margin-left="0cm" table:align="left"/>
    </style:style>
    <style:style style:name="Таблица1.A" style:family="table-column">
      <style:table-column-properties style:column-width="18.8cm"/>
    </style:style>
    <style:style style:name="Таблица1.A1" style:family="table-cell">
      <style:table-cell-properties style:vertical-align="middle" fo:padding="0cm" fo:border="none"/>
    </style:style>
    <style:style style:name="Таблица2" style:family="table">
      <style:table-properties style:width="20.003cm" table:align="left"/>
    </style:style>
    <style:style style:name="Таблица2.A" style:family="table-column">
      <style:table-column-properties style:column-width="20.003cm"/>
    </style:style>
    <style:style style:name="Таблица2.A1" style:family="table-cell">
      <style:table-cell-properties style:vertical-align="middle" fo:padding="0cm" fo:border="none"/>
    </style:style>
    <style:style style:name="Таблица3" style:family="table">
      <style:table-properties style:width="20.003cm" table:align="left"/>
    </style:style>
    <style:style style:name="Таблица3.A" style:family="table-column">
      <style:table-column-properties style:column-width="20.003cm"/>
    </style:style>
    <style:style style:name="Таблица3.A1" style:family="table-cell">
      <style:table-cell-properties style:vertical-align="middle" fo:padding="0cm" fo:border="none"/>
    </style:style>
    <style:style style:name="Таблица4" style:family="table">
      <style:table-properties style:width="20.003cm" table:align="left"/>
    </style:style>
    <style:style style:name="Таблица4.A" style:family="table-column">
      <style:table-column-properties style:column-width="20.003cm"/>
    </style:style>
    <style:style style:name="Таблица4.A1" style:family="table-cell">
      <style:table-cell-properties style:vertical-align="middle" fo:padding="0cm" fo:border="none"/>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justify" style:justify-single-word="false"/>
      <style:text-properties officeooo:paragraph-rsid="00023676"/>
    </style:style>
    <style:style style:name="P3" style:family="paragraph" style:parent-style-name="Standard">
      <style:paragraph-properties fo:line-height="115%" fo:text-align="justify" style:justify-single-word="false"/>
      <style:text-properties officeooo:paragraph-rsid="0002a105"/>
    </style:style>
    <style:style style:name="P4" style:family="paragraph" style:parent-style-name="Standard">
      <style:paragraph-properties fo:line-height="115%" fo:text-align="justify" style:justify-single-word="false"/>
      <style:text-properties style:font-name="Times new roman" fo:font-size="13pt" style:font-size-asian="13pt" style:font-size-complex="13pt"/>
    </style:style>
    <style:style style:name="P5" style:family="paragraph" style:parent-style-name="Standard">
      <style:paragraph-properties fo:margin-top="0cm" fo:margin-bottom="0.499cm" loext:contextual-spacing="false" fo:line-height="115%"/>
      <style:text-properties officeooo:paragraph-rsid="001922fa"/>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fo:font-size="13pt" style:font-size-asian="13pt" style:font-size-complex="13pt"/>
    </style:style>
    <style:style style:name="P8" style:family="paragraph" style:parent-style-name="Preformatted_20_Text">
      <style:paragraph-properties fo:margin-top="0cm" fo:margin-bottom="0.499cm" loext:contextual-spacing="false" fo:text-align="justify" style:justify-single-word="false"/>
      <style:text-properties fo:font-size="13pt" officeooo:paragraph-rsid="0020b173" style:font-size-asian="13pt" style:font-size-complex="13pt"/>
    </style:style>
    <style:style style:name="P9" style:family="paragraph" style:parent-style-name="Preformatted_20_Text">
      <style:paragraph-properties fo:margin-top="0cm" fo:margin-bottom="0.499cm" loext:contextual-spacing="false"/>
      <style:text-properties style:font-name="Times new roman" fo:font-size="13pt" style:font-size-asian="13pt" style:font-size-complex="13pt"/>
    </style:style>
    <style:style style:name="P10" style:family="paragraph" style:parent-style-name="Preformatted_20_Text">
      <style:paragraph-properties fo:margin-top="0cm" fo:margin-bottom="0.499cm" loext:contextual-spacing="false" fo:text-align="justify" style:justify-single-word="false"/>
    </style:style>
    <style:style style:name="P11" style:family="paragraph" style:parent-style-name="Standard">
      <style:paragraph-properties fo:margin-top="0cm" fo:margin-bottom="0cm" loext:contextual-spacing="false" fo:text-align="justify" style:justify-single-word="false"/>
      <style:text-properties style:font-name="Times new roman" fo:font-size="13pt" officeooo:paragraph-rsid="0010d152" style:font-size-asian="13pt" style:font-size-complex="13pt"/>
    </style:style>
    <style:style style:name="P12" style:family="paragraph" style:parent-style-name="Text_20_body">
      <style:paragraph-properties fo:margin-top="0cm" fo:margin-bottom="0cm" loext:contextual-spacing="false" fo:text-align="justify" style:justify-single-word="false"/>
      <style:text-properties officeooo:paragraph-rsid="00117779"/>
    </style:style>
    <style:style style:name="P13" style:family="paragraph" style:parent-style-name="Text_20_body">
      <style:paragraph-properties fo:margin-top="0cm" fo:margin-bottom="0cm" loext:contextual-spacing="false" fo:text-align="justify" style:justify-single-word="false"/>
      <style:text-properties officeooo:paragraph-rsid="00228ff1"/>
    </style:style>
    <style:style style:name="P14" style:family="paragraph" style:parent-style-name="Text_20_body">
      <style:paragraph-properties fo:margin-top="0cm" fo:margin-bottom="0cm" loext:contextual-spacing="false" fo:text-align="justify" style:justify-single-word="false"/>
      <style:text-properties officeooo:paragraph-rsid="002591dd"/>
    </style:style>
    <style:style style:name="P15" style:family="paragraph" style:parent-style-name="Text_20_body">
      <style:paragraph-properties fo:margin-top="0cm" fo:margin-bottom="0cm" loext:contextual-spacing="false" fo:text-align="justify" style:justify-single-word="false"/>
      <style:text-properties officeooo:paragraph-rsid="0029c34b"/>
    </style:style>
    <style:style style:name="P16" style:family="paragraph" style:parent-style-name="Text_20_body">
      <style:paragraph-properties fo:margin-top="0cm" fo:margin-bottom="0cm" loext:contextual-spacing="false" fo:text-align="justify" style:justify-single-word="false"/>
      <style:text-properties officeooo:paragraph-rsid="002006ee"/>
    </style:style>
    <style:style style:name="P17" style:family="paragraph" style:parent-style-name="Text_20_body">
      <style:paragraph-properties fo:margin-top="0cm" fo:margin-bottom="0cm" loext:contextual-spacing="false" fo:text-align="justify" style:justify-single-word="false"/>
      <style:text-properties style:font-name="Courier New" fo:font-size="12pt" officeooo:paragraph-rsid="00127676"/>
    </style:style>
    <style:style style:name="P18" style:family="paragraph" style:parent-style-name="Text_20_body">
      <style:paragraph-properties fo:margin-top="0cm" fo:margin-bottom="0cm" loext:contextual-spacing="false" fo:text-align="justify" style:justify-single-word="false"/>
      <style:text-properties style:font-name="Times new roman" fo:font-size="13pt" style:font-size-asian="13pt" style:font-size-complex="13pt"/>
    </style:style>
    <style:style style:name="P19" style:family="paragraph" style:parent-style-name="Text_20_body">
      <style:paragraph-properties fo:margin-top="0cm" fo:margin-bottom="0cm" loext:contextual-spacing="false" fo:text-align="justify" style:justify-single-word="false"/>
      <style:text-properties style:font-name="Times new roman" fo:font-size="13pt" officeooo:paragraph-rsid="0010d152" style:font-size-asian="13pt" style:font-size-complex="13pt"/>
    </style:style>
    <style:style style:name="P20" style:family="paragraph" style:parent-style-name="Text_20_body">
      <style:paragraph-properties fo:margin-top="0cm" fo:margin-bottom="0cm" loext:contextual-spacing="false" fo:text-align="justify" style:justify-single-word="false"/>
      <style:text-properties style:font-name="Times new roman" fo:font-size="13pt" officeooo:paragraph-rsid="0010d66b" style:font-size-asian="13pt" style:font-size-complex="13pt"/>
    </style:style>
    <style:style style:name="P21" style:family="paragraph" style:parent-style-name="Text_20_body">
      <style:paragraph-properties fo:margin-top="0cm" fo:margin-bottom="0cm" loext:contextual-spacing="false" fo:text-align="justify" style:justify-single-word="false"/>
      <style:text-properties style:font-name="Times new roman" fo:font-size="13pt" officeooo:rsid="0015f031" officeooo:paragraph-rsid="0015f031" style:font-size-asian="13pt" style:font-size-complex="13pt"/>
    </style:style>
    <style:style style:name="P22" style:family="paragraph" style:parent-style-name="Text_20_body">
      <style:paragraph-properties fo:margin-top="0cm" fo:margin-bottom="0cm" loext:contextual-spacing="false" fo:text-align="justify" style:justify-single-word="false"/>
      <style:text-properties style:font-name="Times new roman" fo:font-size="13pt" officeooo:rsid="0019df96" officeooo:paragraph-rsid="0019df96" style:font-size-asian="13pt" style:font-size-complex="13pt"/>
    </style:style>
    <style:style style:name="P23" style:family="paragraph" style:parent-style-name="Text_20_body">
      <style:paragraph-properties fo:margin-top="0cm" fo:margin-bottom="0cm" loext:contextual-spacing="false" fo:text-align="justify" style:justify-single-word="false"/>
      <style:text-properties style:font-name="Times new roman" fo:font-size="13pt" officeooo:rsid="0010d152" officeooo:paragraph-rsid="00117779" style:font-size-asian="13pt" style:font-size-complex="13pt"/>
    </style:style>
    <style:style style:name="P24" style:family="paragraph" style:parent-style-name="Text_20_body">
      <style:paragraph-properties fo:margin-top="0cm" fo:margin-bottom="0cm" loext:contextual-spacing="false" fo:text-align="justify" style:justify-single-word="false"/>
      <style:text-properties style:font-name="Times new roman" fo:font-size="13pt" officeooo:rsid="001b718c" officeooo:paragraph-rsid="0020b173" style:font-size-asian="13pt" style:font-size-complex="13pt"/>
    </style:style>
    <style:style style:name="P25" style:family="paragraph" style:parent-style-name="Text_20_body">
      <style:paragraph-properties fo:margin-top="0cm" fo:margin-bottom="0cm" loext:contextual-spacing="false" fo:text-align="justify" style:justify-single-word="false"/>
      <style:text-properties style:font-name="Times new roman" fo:font-size="13pt" officeooo:rsid="002006ee" officeooo:paragraph-rsid="002006ee" style:font-size-asian="13pt" style:font-size-complex="13pt"/>
    </style:style>
    <style:style style:name="P26" style:family="paragraph" style:parent-style-name="Text_20_body">
      <style:paragraph-properties fo:margin-top="0cm" fo:margin-bottom="0cm" loext:contextual-spacing="false" fo:text-align="justify" style:justify-single-word="false"/>
      <style:text-properties style:font-name="Times new roman" fo:font-size="13pt" officeooo:rsid="0020b173" officeooo:paragraph-rsid="00228ff1" style:font-size-asian="13pt" style:font-size-complex="13pt"/>
    </style:style>
    <style:style style:name="P27" style:family="paragraph" style:parent-style-name="Text_20_body">
      <style:paragraph-properties fo:margin-top="0cm" fo:margin-bottom="0cm" loext:contextual-spacing="false" fo:text-align="justify" style:justify-single-word="false"/>
      <style:text-properties style:font-name="Times new roman" fo:font-size="13pt" officeooo:rsid="00228ff1" officeooo:paragraph-rsid="00228ff1" style:font-size-asian="13pt" style:font-size-complex="13pt"/>
    </style:style>
    <style:style style:name="P28" style:family="paragraph" style:parent-style-name="Text_20_body">
      <style:paragraph-properties fo:margin-top="0cm" fo:margin-bottom="0cm" loext:contextual-spacing="false" fo:text-align="justify" style:justify-single-word="false"/>
      <style:text-properties style:font-name="Times new roman" fo:font-size="13pt" officeooo:rsid="0023fc30" officeooo:paragraph-rsid="0023fc30" style:font-size-asian="13pt" style:font-size-complex="13pt"/>
    </style:style>
    <style:style style:name="P29" style:family="paragraph" style:parent-style-name="Text_20_body">
      <style:paragraph-properties fo:margin-top="0cm" fo:margin-bottom="0cm" loext:contextual-spacing="false" fo:text-align="justify" style:justify-single-word="false"/>
      <style:text-properties style:font-name="Times new roman" fo:font-size="13pt" officeooo:rsid="0023fc30" officeooo:paragraph-rsid="0026b08f" style:font-size-asian="13pt" style:font-size-complex="13pt"/>
    </style:style>
    <style:style style:name="P30" style:family="paragraph" style:parent-style-name="Text_20_body">
      <style:paragraph-properties fo:margin-top="0cm" fo:margin-bottom="0cm" loext:contextual-spacing="false" fo:text-align="justify" style:justify-single-word="false"/>
      <style:text-properties fo:font-size="13pt" officeooo:paragraph-rsid="0010d152" style:font-size-asian="13pt" style:font-size-complex="13pt"/>
    </style:style>
    <style:style style:name="P31" style:family="paragraph" style:parent-style-name="Text_20_body">
      <style:paragraph-properties fo:margin-top="0cm" fo:margin-bottom="0cm" loext:contextual-spacing="false" fo:text-align="justify" style:justify-single-word="false"/>
      <style:text-properties fo:font-weight="bold" officeooo:paragraph-rsid="00117779" style:font-weight-asian="bold" style:font-weight-complex="bold"/>
    </style:style>
    <style:style style:name="P32" style:family="paragraph" style:parent-style-name="Text_20_body">
      <style:paragraph-properties fo:margin-top="0cm" fo:margin-bottom="0cm" loext:contextual-spacing="false" fo:text-align="justify" style:justify-single-word="false"/>
      <style:text-properties fo:color="#ff3300" style:font-name="Times new roman" fo:font-size="13pt" fo:font-weight="bold" officeooo:rsid="0015f031" officeooo:paragraph-rsid="0015f031" style:font-size-asian="13pt" style:font-weight-asian="bold" style:font-size-complex="13pt" style:font-weight-complex="bold"/>
    </style:style>
    <style:style style:name="P33" style:family="paragraph" style:parent-style-name="Table_20_Contents">
      <style:paragraph-properties fo:margin-top="0cm" fo:margin-bottom="0cm" loext:contextual-spacing="false" fo:line-height="115%"/>
      <style:text-properties style:font-name="Times new roman" fo:font-size="13pt" style:font-size-asian="13pt" style:font-size-complex="13pt"/>
    </style:style>
    <style:style style:name="P34" style:family="paragraph" style:parent-style-name="Table_20_Contents">
      <style:paragraph-properties fo:margin-top="0cm" fo:margin-bottom="0cm" loext:contextual-spacing="false" fo:line-height="115%"/>
      <style:text-properties style:font-name="Times new roman" fo:font-size="13pt" officeooo:paragraph-rsid="0010d66b" style:font-size-asian="13pt" style:font-size-complex="13pt"/>
    </style:style>
    <style:style style:name="P35" style:family="paragraph" style:parent-style-name="Table_20_Contents">
      <style:paragraph-properties fo:margin-top="0cm" fo:margin-bottom="0cm" loext:contextual-spacing="false" fo:line-height="115%"/>
      <style:text-properties style:font-name="Times new roman" fo:font-size="13pt" officeooo:paragraph-rsid="0019df96" style:font-size-asian="13pt" style:font-size-complex="13pt"/>
    </style:style>
    <style:style style:name="P36" style:family="paragraph" style:parent-style-name="Table_20_Contents">
      <style:paragraph-properties fo:margin-top="0cm" fo:margin-bottom="0cm" loext:contextual-spacing="false" fo:line-height="115%"/>
      <style:text-properties style:font-name="Times new roman" fo:font-size="12pt" style:font-size-asian="12pt" style:font-size-complex="12pt"/>
    </style:style>
    <style:style style:name="P37" style:family="paragraph" style:parent-style-name="Table_20_Contents">
      <style:paragraph-properties fo:margin-top="0cm" fo:margin-bottom="0cm" loext:contextual-spacing="false" fo:line-height="115%"/>
      <style:text-properties officeooo:paragraph-rsid="0019df96"/>
    </style:style>
    <style:style style:name="P38" style:family="paragraph" style:parent-style-name="Table_20_Contents">
      <style:paragraph-properties fo:margin-top="0cm" fo:margin-bottom="0cm" loext:contextual-spacing="false" fo:line-height="115%"/>
      <style:text-properties officeooo:paragraph-rsid="001e1f11"/>
    </style:style>
    <style:style style:name="P39" style:family="paragraph" style:parent-style-name="Text_20_body">
      <style:paragraph-properties fo:text-align="justify" style:justify-single-word="false"/>
      <style:text-properties officeooo:paragraph-rsid="00048929"/>
    </style:style>
    <style:style style:name="P40" style:family="paragraph" style:parent-style-name="Text_20_body">
      <style:paragraph-properties fo:text-align="justify" style:justify-single-word="false"/>
      <style:text-properties officeooo:paragraph-rsid="00058bb4"/>
    </style:style>
    <style:style style:name="P41" style:family="paragraph" style:parent-style-name="Text_20_body">
      <style:paragraph-properties fo:text-align="justify" style:justify-single-word="false"/>
      <style:text-properties officeooo:paragraph-rsid="00094c01"/>
    </style:style>
    <style:style style:name="P42" style:family="paragraph" style:parent-style-name="Text_20_body">
      <style:paragraph-properties fo:text-align="justify" style:justify-single-word="false"/>
      <style:text-properties officeooo:paragraph-rsid="0010d66b"/>
    </style:style>
    <style:style style:name="P43" style:family="paragraph" style:parent-style-name="Text_20_body">
      <style:paragraph-properties fo:text-align="justify" style:justify-single-word="false"/>
      <style:text-properties fo:font-size="13pt" style:font-size-asian="13pt" style:font-size-complex="13pt"/>
    </style:style>
    <style:style style:name="P44" style:family="paragraph" style:parent-style-name="Text_20_body">
      <style:paragraph-properties fo:text-align="justify" style:justify-single-word="false"/>
      <style:text-properties fo:font-size="13pt" officeooo:paragraph-rsid="00127676" style:font-size-asian="13pt" style:font-size-complex="13pt"/>
    </style:style>
    <style:style style:name="P45" style:family="paragraph" style:parent-style-name="Text_20_body">
      <style:text-properties fo:font-size="13pt" officeooo:paragraph-rsid="001922fa" style:font-size-asian="13pt" style:font-size-complex="13pt"/>
    </style:style>
    <style:style style:name="P46" style:family="paragraph" style:parent-style-name="Text_20_body">
      <style:paragraph-properties fo:text-align="justify" style:justify-single-word="false"/>
      <style:text-properties style:font-name="Times new roman" fo:font-size="13pt" style:font-size-asian="13pt" style:font-size-complex="13pt"/>
    </style:style>
    <style:style style:name="P47" style:family="paragraph" style:parent-style-name="Text_20_body">
      <style:paragraph-properties fo:text-align="justify" style:justify-single-word="false"/>
      <style:text-properties style:font-name="Times new roman" fo:font-size="13pt" officeooo:paragraph-rsid="000b14bd" style:font-size-asian="13pt" style:font-size-complex="13pt"/>
    </style:style>
    <style:style style:name="P48" style:family="paragraph" style:parent-style-name="Text_20_body">
      <style:paragraph-properties fo:text-align="justify" style:justify-single-word="false"/>
      <style:text-properties style:font-name="Times new roman" fo:font-size="13pt" officeooo:paragraph-rsid="0010d66b" style:font-size-asian="13pt" style:font-size-complex="13pt"/>
    </style:style>
    <style:style style:name="P49" style:family="paragraph" style:parent-style-name="Text_20_body">
      <style:paragraph-properties fo:text-align="justify" style:justify-single-word="false"/>
      <style:text-properties style:font-name="Times new roman" fo:font-size="13pt" officeooo:paragraph-rsid="00048929" style:font-size-asian="13pt" style:font-size-complex="13pt"/>
    </style:style>
    <style:style style:name="P50" style:family="paragraph" style:parent-style-name="Text_20_body">
      <style:paragraph-properties fo:line-height="115%" fo:text-align="justify" style:justify-single-word="false"/>
      <style:text-properties style:font-name="Times new roman" fo:font-size="13pt" style:font-size-asian="13pt" style:font-size-complex="13pt"/>
    </style:style>
    <style:style style:name="P51" style:family="paragraph" style:parent-style-name="Text_20_body">
      <style:paragraph-properties fo:line-height="115%" fo:text-align="justify" style:justify-single-word="false"/>
      <style:text-properties style:font-name="Times new roman" fo:font-size="13pt" officeooo:paragraph-rsid="000e20a7" style:font-size-asian="13pt" style:font-size-complex="13pt"/>
    </style:style>
    <style:style style:name="P52" style:family="paragraph" style:parent-style-name="Text_20_body">
      <style:paragraph-properties fo:text-align="justify" style:justify-single-word="false"/>
      <style:text-properties style:font-name="Times new roman" fo:font-size="13pt" officeooo:rsid="000b14bd" officeooo:paragraph-rsid="0010d66b" style:font-size-asian="13pt" style:font-size-complex="13pt"/>
    </style:style>
    <style:style style:name="P53" style:family="paragraph" style:parent-style-name="Text_20_body">
      <style:paragraph-properties fo:text-align="justify" style:justify-single-word="false"/>
      <style:text-properties style:font-name="Times new roman" fo:font-size="13pt" fo:background-color="#ffffff" style:font-size-asian="13pt" style:font-size-complex="13pt"/>
    </style:style>
    <style:style style:name="P54" style:family="paragraph" style:parent-style-name="Text_20_body">
      <style:paragraph-properties fo:margin-left="0cm" fo:margin-right="0cm" fo:line-height="115%" fo:text-align="justify" style:justify-single-word="false" fo:text-indent="-0.635cm" style:auto-text-indent="false"/>
    </style:style>
    <style:style style:name="P55" style:family="paragraph" style:parent-style-name="Text_20_body">
      <style:paragraph-properties fo:margin-left="0cm" fo:margin-right="0cm" fo:line-height="115%" fo:text-align="justify" style:justify-single-word="false" fo:text-indent="-0.635cm" style:auto-text-indent="false"/>
      <style:text-properties officeooo:paragraph-rsid="0017912a"/>
    </style:style>
    <style:style style:name="P56" style:family="paragraph" style:parent-style-name="Text_20_body">
      <style:paragraph-properties fo:margin-left="0cm" fo:margin-right="0cm" fo:line-height="115%" fo:text-align="justify" style:justify-single-word="false" fo:text-indent="-0.635cm" style:auto-text-indent="false"/>
      <style:text-properties style:font-name="Times new roman" fo:font-size="13pt" style:font-size-asian="13pt" style:font-size-complex="13pt"/>
    </style:style>
    <style:style style:name="P57" style:family="paragraph" style:parent-style-name="Preformatted_20_Text">
      <style:text-properties style:font-name="Times new roman" fo:font-size="13pt" style:font-size-asian="13pt" style:font-size-complex="13pt"/>
    </style:style>
    <style:style style:name="P58" style:family="paragraph" style:parent-style-name="Standard">
      <style:paragraph-properties fo:line-height="115%" fo:text-align="center" style:justify-single-word="false"/>
      <style:text-properties officeooo:paragraph-rsid="002badfc"/>
    </style:style>
    <style:style style:name="P59" style:family="paragraph" style:parent-style-name="Standard">
      <style:paragraph-properties fo:line-height="115%" fo:text-align="justify" style:justify-single-word="false"/>
      <style:text-properties officeooo:paragraph-rsid="002badfc"/>
    </style:style>
    <style:style style:name="P60" style:family="paragraph" style:parent-style-name="Standard">
      <style:paragraph-properties fo:line-height="115%" fo:text-align="justify" style:justify-single-word="false"/>
      <style:text-properties officeooo:paragraph-rsid="00023676"/>
    </style:style>
    <style:style style:name="P61" style:family="paragraph" style:parent-style-name="Text_20_body" style:list-style-name="L1">
      <style:paragraph-properties fo:text-align="justify" style:justify-single-word="false"/>
    </style:style>
    <style:style style:name="P62" style:family="paragraph" style:parent-style-name="Text_20_body" style:list-style-name="L2">
      <style:paragraph-properties fo:text-align="justify" style:justify-single-word="false"/>
      <style:text-properties officeooo:paragraph-rsid="000ff30e"/>
    </style:style>
    <style:style style:name="P63" style:family="paragraph" style:parent-style-name="Text_20_body" style:list-style-name="L2">
      <style:paragraph-properties fo:text-align="justify" style:justify-single-word="false"/>
      <style:text-properties officeooo:paragraph-rsid="001c7413"/>
    </style:style>
    <style:style style:name="P64" style:family="paragraph" style:parent-style-name="Text_20_body" style:list-style-name="L2">
      <style:paragraph-properties fo:text-align="justify" style:justify-single-word="false"/>
      <style:text-properties officeooo:paragraph-rsid="000f875a"/>
    </style:style>
    <style:style style:name="P65" style:family="paragraph" style:parent-style-name="Text_20_body" style:list-style-name="L3">
      <style:paragraph-properties fo:text-align="justify" style:justify-single-word="false"/>
    </style:style>
    <style:style style:name="P66" style:family="paragraph" style:parent-style-name="Text_20_body">
      <style:paragraph-properties fo:text-align="justify" style:justify-single-word="false"/>
      <style:text-properties officeooo:paragraph-rsid="002badfc"/>
    </style:style>
    <style:style style:name="P67" style:family="paragraph" style:parent-style-name="Text_20_body" style:list-style-name="L3">
      <style:paragraph-properties fo:text-align="justify" style:justify-single-word="false"/>
      <style:text-properties fo:font-size="13pt" style:font-size-asian="13pt" style:font-size-complex="13pt"/>
    </style:style>
    <style:style style:name="P68" style:family="paragraph" style:parent-style-name="Text_20_body" style:list-style-name="L1">
      <style:paragraph-properties fo:margin-top="0cm" fo:margin-bottom="0cm" loext:contextual-spacing="false" fo:text-align="justify" style:justify-single-word="false"/>
    </style:style>
    <style:style style:name="P69" style:family="paragraph" style:parent-style-name="Text_20_body">
      <style:paragraph-properties fo:margin-top="0cm" fo:margin-bottom="0cm" loext:contextual-spacing="false" fo:text-align="justify" style:justify-single-word="false"/>
      <style:text-properties style:font-name="Times new roman" fo:font-size="13pt" officeooo:rsid="002591dd" officeooo:paragraph-rsid="002591dd" style:font-size-asian="13pt" style:font-size-complex="13pt"/>
    </style:style>
    <style:style style:name="P70" style:family="paragraph" style:parent-style-name="Text_20_body">
      <style:paragraph-properties fo:margin-top="0cm" fo:margin-bottom="0cm" loext:contextual-spacing="false" fo:text-align="justify" style:justify-single-word="false"/>
      <style:text-properties style:font-name="Times new roman" fo:font-size="14pt" fo:font-weight="bold" officeooo:rsid="0015f031" officeooo:paragraph-rsid="0015f031" style:font-size-asian="14pt" style:font-weight-asian="bold" style:font-size-complex="14pt" style:font-weight-complex="bold"/>
    </style:style>
    <style:style style:name="P71" style:family="paragraph" style:parent-style-name="Heading_20_3">
      <style:paragraph-properties fo:text-align="justify" style:justify-single-word="false"/>
      <style:text-properties officeooo:paragraph-rsid="00058bb4"/>
    </style:style>
    <style:style style:name="P72" style:family="paragraph" style:parent-style-name="Heading_20_3">
      <style:paragraph-properties fo:text-align="justify" style:justify-single-word="false"/>
      <style:text-properties fo:font-size="13pt" officeooo:paragraph-rsid="00127676" style:font-size-asian="13pt" style:font-size-complex="13pt"/>
    </style:style>
    <style:style style:name="P73" style:family="paragraph" style:parent-style-name="Heading_20_3">
      <style:paragraph-properties fo:text-align="justify" style:justify-single-word="false"/>
      <style:text-properties fo:font-size="13pt" officeooo:rsid="00127676" officeooo:paragraph-rsid="00127676" style:font-size-asian="13pt" style:font-size-complex="13pt"/>
    </style:style>
    <style:style style:name="P74" style:family="paragraph" style:parent-style-name="Preformatted_20_Text">
      <style:paragraph-properties fo:margin-top="0cm" fo:margin-bottom="0.499cm" loext:contextual-spacing="false" fo:text-align="justify" style:justify-single-word="false"/>
      <style:text-properties style:font-name="Times new roman" fo:font-size="13pt" officeooo:paragraph-rsid="001c7413" style:font-size-asian="13pt" style:font-size-complex="13pt"/>
    </style:style>
    <style:style style:name="P75" style:family="paragraph" style:parent-style-name="Heading_20_5">
      <style:paragraph-properties fo:text-align="justify" style:justify-single-word="false"/>
      <style:text-properties fo:font-size="13pt" style:font-size-asian="13pt" style:font-size-complex="13pt"/>
    </style:style>
    <style:style style:name="P76" style:family="paragraph" style:parent-style-name="Heading_20_6">
      <style:paragraph-properties fo:text-align="justify" style:justify-single-word="false"/>
      <style:text-properties officeooo:paragraph-rsid="00058bb4"/>
    </style:style>
    <style:style style:name="T1" style:family="text">
      <style:text-properties style:font-name="Times new roman"/>
    </style:style>
    <style:style style:name="T2" style:family="text">
      <style:text-properties style:font-name="Times new roman" fo:font-size="13pt" style:font-size-asian="13pt" style:font-size-complex="13pt"/>
    </style:style>
    <style:style style:name="T3" style:family="text">
      <style:text-properties style:font-name="Times new roman" fo:font-size="13pt" officeooo:rsid="00048929" style:font-size-asian="13pt" style:font-size-complex="13pt"/>
    </style:style>
    <style:style style:name="T4" style:family="text">
      <style:text-properties style:font-name="Times new roman" fo:font-size="13pt" officeooo:rsid="00058bb4" style:font-size-asian="13pt" style:font-size-complex="13pt"/>
    </style:style>
    <style:style style:name="T5" style:family="text">
      <style:text-properties style:font-name="Times new roman" fo:font-size="13pt" officeooo:rsid="00094c01" style:font-size-asian="13pt" style:font-size-complex="13pt"/>
    </style:style>
    <style:style style:name="T6" style:family="text">
      <style:text-properties style:font-name="Times new roman" fo:font-size="13pt" officeooo:rsid="000e20a7" style:font-size-asian="13pt" style:font-size-complex="13pt"/>
    </style:style>
    <style:style style:name="T7" style:family="text">
      <style:text-properties style:font-name="Times new roman" fo:font-size="13pt" officeooo:rsid="000f875a" style:font-size-asian="13pt" style:font-size-complex="13pt"/>
    </style:style>
    <style:style style:name="T8" style:family="text">
      <style:text-properties style:font-name="Times new roman" fo:font-size="13pt" officeooo:rsid="0010d152" style:font-size-asian="13pt" style:font-size-complex="13pt"/>
    </style:style>
    <style:style style:name="T9" style:family="text">
      <style:text-properties style:font-name="Times new roman" fo:font-size="13pt" officeooo:rsid="0010d66b" style:font-size-asian="13pt" style:font-size-complex="13pt"/>
    </style:style>
    <style:style style:name="T10" style:family="text">
      <style:text-properties style:font-name="Times new roman" fo:font-size="13pt" officeooo:rsid="00117779" style:font-size-asian="13pt" style:font-size-complex="13pt"/>
    </style:style>
    <style:style style:name="T11" style:family="text">
      <style:text-properties style:font-name="Times new roman" fo:font-size="13pt" officeooo:rsid="00127676" style:font-size-asian="13pt" style:font-size-complex="13pt"/>
    </style:style>
    <style:style style:name="T12" style:family="text">
      <style:text-properties style:font-name="Times new roman" fo:font-size="13pt" officeooo:rsid="0017912a" style:font-size-asian="13pt" style:font-size-complex="13pt"/>
    </style:style>
    <style:style style:name="T13" style:family="text">
      <style:text-properties style:font-name="Times new roman" fo:font-size="13pt" officeooo:rsid="000cbabf" style:font-size-asian="13pt" style:font-size-complex="13pt"/>
    </style:style>
    <style:style style:name="T14" style:family="text">
      <style:text-properties style:font-name="Times new roman" fo:font-size="13pt" officeooo:rsid="001922fa" style:font-size-asian="13pt" style:font-size-complex="13pt"/>
    </style:style>
    <style:style style:name="T15" style:family="text">
      <style:text-properties style:font-name="Times new roman" fo:font-size="13pt" officeooo:rsid="00228ff1" style:font-size-asian="13pt" style:font-size-complex="13pt"/>
    </style:style>
    <style:style style:name="T16" style:family="text">
      <style:text-properties style:font-name="Times new roman" fo:font-size="13pt" officeooo:rsid="0023fc30" style:font-size-asian="13pt" style:font-size-complex="13pt"/>
    </style:style>
    <style:style style:name="T17" style:family="text">
      <style:text-properties style:font-name="Times new roman" fo:font-size="13pt" officeooo:rsid="002591dd" style:font-size-asian="13pt" style:font-size-complex="13pt"/>
    </style:style>
    <style:style style:name="T18" style:family="text">
      <style:text-properties style:font-name="Times new roman" fo:font-size="13pt" officeooo:rsid="0029c34b" style:font-size-asian="13pt" style:font-size-complex="13pt"/>
    </style:style>
    <style:style style:name="T19" style:family="text">
      <style:text-properties style:font-name="Times new roman" fo:font-size="13pt" fo:font-weight="bold" style:font-size-asian="13pt" style:font-size-complex="13pt"/>
    </style:style>
    <style:style style:name="T20" style:family="text">
      <style:text-properties style:font-name="Times new roman" fo:font-size="13pt" fo:font-weight="bold" style:font-size-asian="13pt" style:font-weight-asian="bold" style:font-size-complex="13pt" style:font-weight-complex="bold"/>
    </style:style>
    <style:style style:name="T21" style:family="text">
      <style:text-properties style:font-name="Times new roman" fo:font-size="13pt" fo:font-weight="bold" officeooo:rsid="0010d66b" style:font-size-asian="13pt" style:font-weight-asian="bold" style:font-size-complex="13pt" style:font-weight-complex="bold"/>
    </style:style>
    <style:style style:name="T22" style:family="text">
      <style:text-properties style:font-name="Times new roman" fo:font-size="13pt" fo:font-style="italic" style:font-size-asian="13pt" style:font-style-asian="italic" style:font-size-complex="13pt" style:font-style-complex="italic"/>
    </style:style>
    <style:style style:name="T23" style:family="text">
      <style:text-properties style:font-name="Times new roman" fo:font-size="13pt" fo:font-style="normal" style:font-size-asian="13pt" style:font-style-asian="normal" style:font-size-complex="13pt" style:font-style-complex="normal"/>
    </style:style>
    <style:style style:name="T24" style:family="text">
      <style:text-properties style:font-name="Times new roman" fo:font-size="13pt" fo:font-weight="normal" style:font-size-asian="13pt" style:font-weight-asian="normal" style:font-size-complex="13pt" style:font-weight-complex="normal"/>
    </style:style>
    <style:style style:name="T25" style:family="text">
      <style:text-properties style:font-name="Times new roman" fo:font-size="13pt" fo:font-weight="normal" officeooo:rsid="000f875a" style:font-size-asian="13pt" style:font-weight-asian="normal" style:font-size-complex="13pt" style:font-weight-complex="normal"/>
    </style:style>
    <style:style style:name="T26" style:family="text">
      <style:text-properties style:font-name="Times new roman" fo:font-size="13pt" fo:font-weight="normal" officeooo:rsid="0017912a" style:font-size-asian="13pt" style:font-weight-asian="normal" style:font-size-complex="13pt" style:font-weight-complex="normal"/>
    </style:style>
    <style:style style:name="T27" style:family="text">
      <style:text-properties style:font-name="Times new roman" fo:font-weight="bold" officeooo:rsid="00127676" style:font-weight-asian="bold" style:font-weight-complex="bold"/>
    </style:style>
    <style:style style:name="T28" style:family="text">
      <style:text-properties style:font-name="Times new roman" fo:font-weight="bold" officeooo:rsid="000cbabf"/>
    </style:style>
    <style:style style:name="T29" style:family="text">
      <style:text-properties style:font-name="Times new roman" officeooo:rsid="000cbabf"/>
    </style:style>
    <style:style style:name="T30" style:family="text">
      <style:text-properties style:font-name="Times new roman" officeooo:rsid="001922fa"/>
    </style:style>
    <style:style style:name="T31" style:family="text">
      <style:text-properties style:font-name="times new roman" fo:font-size="13pt" style:font-size-asian="13pt" style:font-size-complex="13pt"/>
    </style:style>
    <style:style style:name="T32" style:family="text">
      <style:text-properties style:font-name="times new roman" fo:font-size="13pt" officeooo:rsid="00023676" style:font-size-asian="13pt" style:font-size-complex="13pt"/>
    </style:style>
    <style:style style:name="T33" style:family="text">
      <style:text-properties style:font-name="times new roman" fo:font-size="13pt" officeooo:rsid="0026b08f" style:font-size-asian="13pt" style:font-size-complex="13pt"/>
    </style:style>
    <style:style style:name="T34" style:family="text">
      <style:text-properties style:font-name="times new roman" fo:font-size="13pt" officeooo:rsid="0029c34b" style:font-size-asian="13pt" style:font-size-complex="13pt"/>
    </style:style>
    <style:style style:name="T35" style:family="text">
      <style:text-properties style:font-name="times new roman" fo:font-size="13pt" officeooo:rsid="002badfc" style:font-size-asian="13pt" style:font-size-complex="13pt"/>
    </style:style>
    <style:style style:name="T36" style:family="text">
      <style:text-properties style:font-name="times new roman" fo:font-size="13pt" fo:font-weight="normal" officeooo:rsid="00023676" style:font-size-asian="13pt" style:font-weight-asian="normal" style:font-size-complex="13pt" style:font-weight-complex="normal"/>
    </style:style>
    <style:style style:name="T37" style:family="text">
      <style:text-properties style:font-name="times new roman" fo:font-size="13pt" fo:font-weight="normal" officeooo:rsid="0002a105" style:font-size-asian="13pt" style:font-weight-asian="normal" style:font-size-complex="13pt" style:font-weight-complex="normal"/>
    </style:style>
    <style:style style:name="T38" style:family="text">
      <style:text-properties style:font-name="times new roman" fo:font-size="13pt" fo:font-weight="normal" officeooo:rsid="00048929" style:font-size-asian="13pt" style:font-weight-asian="normal" style:font-size-complex="13pt" style:font-weight-complex="normal"/>
    </style:style>
    <style:style style:name="T39" style:family="text">
      <style:text-properties style:font-name="times new roman" fo:font-size="13pt" fo:font-weight="normal" officeooo:rsid="001c7413" style:font-size-asian="13pt" style:font-weight-asian="normal" style:font-size-complex="13pt" style:font-weight-complex="normal"/>
    </style:style>
    <style:style style:name="T40" style:family="text">
      <style:text-properties style:font-name="times new roman" fo:font-size="13pt" fo:font-weight="normal" officeooo:rsid="002badfc" style:font-size-asian="13pt" style:font-weight-asian="normal" style:font-size-complex="13pt" style:font-weight-complex="normal"/>
    </style:style>
    <style:style style:name="T41" style:family="text">
      <style:text-properties style:font-name="times new roman" fo:font-size="13pt" fo:font-weight="bold" officeooo:rsid="002badfc" style:font-size-asian="13pt" style:font-weight-asian="bold" style:font-size-complex="13pt" style:font-weight-complex="bold"/>
    </style:style>
    <style:style style:name="T42" style:family="text">
      <style:text-properties style:font-name="times new roman" officeooo:rsid="002badfc"/>
    </style:style>
    <style:style style:name="T43" style:family="text">
      <style:text-properties style:font-name="times new roman" fo:font-size="14pt" officeooo:rsid="002badfc" style:font-size-asian="14pt" style:font-size-complex="14pt"/>
    </style:style>
    <style:style style:name="T44" style:family="text">
      <style:text-properties fo:font-size="13pt" style:font-size-asian="13pt" style:font-size-complex="13pt"/>
    </style:style>
    <style:style style:name="T45" style:family="text">
      <style:text-properties fo:font-size="13pt" officeooo:rsid="001922fa" style:font-size-asian="13pt" style:font-size-complex="13pt"/>
    </style:style>
    <style:style style:name="T46" style:family="text">
      <style:text-properties officeooo:rsid="00048929"/>
    </style:style>
    <style:style style:name="T47" style:family="text">
      <style:text-properties fo:font-weight="bold"/>
    </style:style>
    <style:style style:name="T48" style:family="text">
      <style:text-properties fo:font-weight="bold" officeooo:rsid="0010d66b" style:font-weight-asian="bold" style:font-weight-complex="bold"/>
    </style:style>
    <style:style style:name="T49" style:family="text">
      <style:text-properties officeooo:rsid="00058bb4"/>
    </style:style>
    <style:style style:name="T50" style:family="text">
      <style:text-properties officeooo:rsid="0008eb7b"/>
    </style:style>
    <style:style style:name="T51" style:family="text">
      <style:text-properties fo:color="#000000" style:font-name="Times new roman" fo:font-size="13pt" style:text-underline-style="none" style:font-size-asian="13pt" style:font-size-complex="13pt"/>
    </style:style>
    <style:style style:name="T52" style:family="text">
      <style:text-properties fo:color="#000000" style:font-name="Times new roman" fo:font-size="13pt" style:text-underline-style="none" officeooo:rsid="00094c01" style:font-size-asian="13pt" style:font-size-complex="13pt"/>
    </style:style>
    <style:style style:name="T53" style:family="text">
      <style:text-properties officeooo:rsid="000b14bd"/>
    </style:style>
    <style:style style:name="T54" style:family="text">
      <style:text-properties officeooo:rsid="000d4242"/>
    </style:style>
    <style:style style:name="T55" style:family="text">
      <style:text-properties officeooo:rsid="000e20a7"/>
    </style:style>
    <style:style style:name="T56" style:family="text">
      <style:text-properties officeooo:rsid="0010d66b"/>
    </style:style>
    <style:style style:name="T57" style:family="text">
      <style:text-properties officeooo:rsid="00127676"/>
    </style:style>
    <style:style style:name="T58" style:family="text">
      <style:text-properties officeooo:rsid="001922fa"/>
    </style:style>
    <style:style style:name="T59" style:family="text">
      <style:text-properties officeooo:rsid="001c7413"/>
    </style:style>
    <style:style style:name="T60" style:family="text">
      <style:text-properties officeooo:rsid="001f4cc3"/>
    </style:style>
    <style:style style:name="T61" style:family="text">
      <style:text-properties officeooo:rsid="0020b173"/>
    </style:style>
    <style:style style:name="T62" style:family="text">
      <style:text-properties officeooo:rsid="002377dc"/>
    </style:style>
    <style:style style:name="T63" style:family="text">
      <style:text-properties officeooo:rsid="0026b08f"/>
    </style:style>
    <style:style style:name="T64" style:family="text">
      <style:text-properties fo:font-style="italic" officeooo:rsid="0026b08f" style:font-style-asian="italic" style:font-style-complex="italic"/>
    </style:style>
    <style:style style:name="T65" style:family="text">
      <style:text-properties fo:font-style="normal" officeooo:rsid="0026b08f"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Strong_20_Emphasis"><text:span text:style-name="T43">Лабораторная работа No1</text:span></text:span></text:p>
      <text:p text:style-name="P58"><text:span text:style-name="Strong_20_Emphasis"><text:span text:style-name="T43">«Сборка Java-проекта с использованием Maven»</text:span></text:span></text:p>
      <text:p text:style-name="P58"><text:span text:style-name="Strong_20_Emphasis"><text:span text:style-name="T35"/></text:span></text:p>
      <text:p text:style-name="P59"><text:span text:style-name="Strong_20_Emphasis"><text:span text:style-name="T41">Цель работы:</text:span></text:span><text:span text:style-name="Strong_20_Emphasis"><text:span text:style-name="T40"> Ознакомиться с основными принципами автоматической сборки проектов с использованием системы Maven на примере простейшего проекта Java.</text:span></text:span></text:p>
      <text:p text:style-name="P2"><text:span text:style-name="Strong_20_Emphasis"><text:span text:style-name="T32"/></text:span></text:p>
      <text:p text:style-name="P2"><text:span text:style-name="Strong_20_Emphasis"><text:span text:style-name="T36"><text:tab/>Системы автоматической сборки незаменимы, н</text:span></text:span><text:span text:style-name="Strong_20_Emphasis"><text:span text:style-name="T37">апример, при разработке web-приложений. <text:s/>При их использовании отпадает необходимость </text:span></text:span><text:span text:style-name="Strong_20_Emphasis"><text:span text:style-name="T36">вручную </text:span></text:span><text:span text:style-name="Strong_20_Emphasis"><text:span text:style-name="T37">(с помощью компилятора javac)</text:span></text:span><text:span text:style-name="Strong_20_Emphasis"><text:span text:style-name="T36"> компилировать </text:span></text:span><text:span text:style-name="Strong_20_Emphasis"><text:span text:style-name="T37">по отдельности</text:span></text:span><text:span text:style-name="Strong_20_Emphasis"><text:span text:style-name="T36"> все файлы </text:span></text:span><text:span text:style-name="Strong_20_Emphasis"><text:span text:style-name="T37">проекта</text:span></text:span><text:span text:style-name="Strong_20_Emphasis"><text:span text:style-name="T36">, </text:span></text:span><text:span text:style-name="Strong_20_Emphasis"><text:span text:style-name="T37">раскладывать их </text:span></text:span><text:span text:style-name="Strong_20_Emphasis"><text:span text:style-name="T36">по директориям проекта и копировать их для деплоя в каталог контейнера сервлетов.</text:span></text:span></text:p>
      <text:p text:style-name="P3"><text:span text:style-name="Strong_20_Emphasis"><text:span text:style-name="T37"><text:tab/>Для </text:span></text:span><text:span text:style-name="Strong_20_Emphasis"><text:span text:style-name="T36">автоматиз</text:span></text:span><text:span text:style-name="Strong_20_Emphasis"><text:span text:style-name="T37">ации</text:span></text:span><text:span text:style-name="Strong_20_Emphasis"><text:span text:style-name="T36"> эт</text:span></text:span><text:span text:style-name="Strong_20_Emphasis"><text:span text:style-name="T37">ой</text:span></text:span><text:span text:style-name="Strong_20_Emphasis"><text:span text:style-name="T36"> рутин</text:span></text:span><text:span text:style-name="Strong_20_Emphasis"><text:span text:style-name="T37">ы</text:span></text:span><text:span text:style-name="Strong_20_Emphasis"><text:span text:style-name="T36"> и были придуманы системы сборки. Появлялись они в таком порядке: сначала Ant, потом Maven, потом Gradle (на самом деле их больше, но эти самые популярные). </text:span></text:span><text:span text:style-name="Strong_20_Emphasis"><text:span text:style-name="T37">О</text:span></text:span><text:span text:style-name="Strong_20_Emphasis"><text:span text:style-name="T36">сновная задача системы сборки - это компилировать и упаковывать. Архив, получившийся в результате сборки</text:span></text:span><text:span text:style-name="Strong_20_Emphasis"><text:span text:style-name="T39">,</text:span></text:span><text:span text:style-name="Strong_20_Emphasis"><text:span text:style-name="T36"> называется артефактом. Этот артефакт </text:span></text:span><text:span text:style-name="Strong_20_Emphasis"><text:span text:style-name="T38"><text:s/>и </text:span></text:span><text:span text:style-name="Strong_20_Emphasis"><text:span text:style-name="T36">представляет собой либо готовое приложение, либо библиотеку, которую можно будет использовать уже в другом проекте.</text:span></text:span></text:p>
      <text:p text:style-name="P1"><text:span text:style-name="Strong_20_Emphasis"><text:span text:style-name="T31"><text:tab/></text:span></text:span><text:span text:style-name="Strong_20_Emphasis"><text:span text:style-name="T2">Maven</text:span></text:span><text:span text:style-name="T2"> (</text:span><text:a xlink:type="simple" xlink:href="http://maven.apache.org/" office:target-frame-name="_top" xlink:show="replace" text:style-name="Internet_20_link" text:visited-style-name="Visited_20_Internet_20_Link"><text:span text:style-name="T2">http://maven.apache.org</text:span></text:a><text:span text:style-name="T2">) - это инструмент для сборки Java-проекта: компиляции, создания jar, создания дистрибутива программы, генерации документации. </text:span></text:p>
      <text:p text:style-name="P1"><text:span text:style-name="T3"><text:tab/>C</text:span><text:span text:style-name="T2">истема сборки - это консольное приложение. </text:span></text:p>
      <text:p text:style-name="P4"><text:tab/>Жизненный цикл <text:span text:style-name="T46">maven</text:span>:</text:p>
      <text:list xml:id="list7123109720528354355" text:style-name="L1">
        <text:list-item>
          <text:p text:style-name="P68"><text:span text:style-name="Source_20_Text"><text:span text:style-name="T2">validate</text:span></text:span><text:span text:style-name="T2"> — проверяет корректность метаинформации о проекте; </text:span></text:p>
        </text:list-item>
        <text:list-item>
          <text:p text:style-name="P68"><text:span text:style-name="Source_20_Text"><text:span text:style-name="T2">compile</text:span></text:span><text:span text:style-name="T2"> — компилирует исходники; </text:span></text:p>
        </text:list-item>
        <text:list-item>
          <text:p text:style-name="P68"><text:span text:style-name="Source_20_Text"><text:span text:style-name="T2">test</text:span></text:span><text:span text:style-name="T2"> — прогоняет тесты классов из предыдущего шага; </text:span></text:p>
        </text:list-item>
        <text:list-item>
          <text:p text:style-name="P68"><text:span text:style-name="Source_20_Text"><text:span text:style-name="T2">package</text:span></text:span><text:span text:style-name="T2"> — упаковывает скомпилированые классы в удобноперемещаемый формат (jar или war, к примеру); </text:span></text:p>
        </text:list-item>
        <text:list-item>
          <text:p text:style-name="P68"><text:span text:style-name="Source_20_Text"><text:span text:style-name="T2">integration-test</text:span></text:span><text:span text:style-name="T2"> — отправляет упаковынные классы в среду интеграционного тестирования и прогоняет тесты; </text:span></text:p>
        </text:list-item>
        <text:list-item>
          <text:p text:style-name="P68"><text:span text:style-name="Source_20_Text"><text:span text:style-name="T2">verify</text:span></text:span><text:span text:style-name="T2"> — проверяет корректность пакета и удовлетворение требованиям качества; </text:span></text:p>
        </text:list-item>
        <text:list-item>
          <text:p text:style-name="P68"><text:span text:style-name="Source_20_Text"><text:span text:style-name="T2">install</text:span></text:span><text:span text:style-name="T2"> — загоняет пакет в локальный репозиторий, откуда он (п</text:span><text:span text:style-name="T3">а</text:span><text:span text:style-name="T2">к</text:span><text:span text:style-name="T3">е</text:span><text:span text:style-name="T2">т) будет доступен для использования как зависимость в других проектах; </text:span></text:p>
        </text:list-item>
        <text:list-item>
          <text:p text:style-name="P61"><text:span text:style-name="Source_20_Text"><text:span text:style-name="T2">deploy</text:span></text:span><text:span text:style-name="T2"> — отправляет пакет на удаленный production сервер, откуда другие разработчики его могут получить и использовать. </text:span></text:p>
        </text:list-item>
      </text:list>
      <text:p text:style-name="P49"><text:tab/>При этом все шаги последовательны. И если, к примеру, выполнить </text:p>
      <text:p text:style-name="P39"><text:span text:style-name="Source_20_Text"><text:span text:style-name="T2"><text:tab/>$ mvn package</text:span></text:span><text:span text:style-name="T2"> </text:span></text:p>
      <text:p text:style-name="P66"><text:span text:style-name="T2">фактически будут выполнены шаги: validate, compile, test и package. Таким образом использовать </text:span><text:span text:style-name="T4">Maven</text:span><text:span text:style-name="T2"> довольно просто. Написали код, выполнили </text:span><text:span text:style-name="T4">$ </text:span><text:span text:style-name="T2">mvn test и можно работать дальше, убедившись что код не содержит синтаксических и логических ошибок.</text:span></text:p>
      <text:p text:style-name="P66"><text:soft-page-break/><text:span text:style-name="T2"><text:tab/>Как в любой системе, в Maven, есть свой набор терминов и понятий.<text:line-break/><text:tab/>Ключевым понятием Maven является </text:span><text:span text:style-name="T19">артефакт</text:span><text:span text:style-name="T2"> — это, по сути, любая библиотека, хранящаяся в репозитории. Это может быть какая-то зависимость или плагин.</text:span></text:p>
      <text:p text:style-name="P40"><text:span text:style-name="T19"><text:tab/>Зависимости</text:span><text:span text:style-name="T2"> — это те библиотеки, которые непосредственно используются в вашем проекте для компиляции кода или его тестирования.</text:span></text:p>
      <text:p text:style-name="P40"><text:span text:style-name="T19"><text:tab/>Плагины</text:span><text:span text:style-name="T2"> же используются самим Maven'ом при сборке проекта или для каких-то других целей (деплоймент, создание файлов проекта для </text:span><text:span text:style-name="T4">Idea</text:span><text:span text:style-name="T2"> и др.).</text:span></text:p>
      <text:p text:style-name="P41"><text:span text:style-name="T2"><text:tab/></text:span><text:span text:style-name="T19">Архетип</text:span><text:span text:style-name="T2"> — это некая стандартная компоновка файлов и каталогов в проектах различного рода (веб, swing-проекты и прочие). Другими словами, Maven знает, как обычно строятся проекты, и в соответствии с архетипом создает структуру каталогов. Архетип определяется как оригинальный образец или модель, шаблон проекта. </text:span><text:span text:style-name="T5">На сайте Maven </text:span><text:a xlink:type="simple" xlink:href="http://maven.apache.org/guides/introduction/introduction-to-archetypes.html" text:style-name="Internet_20_link" text:visited-style-name="Visited_20_Internet_20_Link"><text:span text:style-name="T52">перечислены</text:span></text:a><text:span text:style-name="T5"> наиболее популярные архетипы для приложений (http://maven.apache.org/guides/introduction/introduction-to-archetypes.html).</text:span></text:p>
      <text:h text:style-name="P71" text:outline-level="3"/>
      <text:h text:style-name="P76" text:outline-level="6"><text:span text:style-name="T22"><text:s text:c="5"/></text:span><text:span text:style-name="T23">Как структурировать проект для maven</text:span></text:h>
      <text:p text:style-name="P46"><text:tab/>В терминологии maven совокупность файлов с исходным кодом программы, файлов настроек и <text:span text:style-name="T49">пр.</text:span> называется проектом. Директория, в которой располагаются эти файлы, называется корневой директорией проекта, <text:span text:style-name="T50">назовем ее</text:span> &lt;project&gt;.</text:p>
      <text:p text:style-name="P46"><text:tab/>Как известно, язык программирования java навязывает программисту структуру директорий, которая диктует расположение файлов с классами. Нап<text:span text:style-name="T59">р</text:span>имер, класс с полным именем com.app.HelloWorld должен находиться в файле com/app/HelloWorld.java, и никак иначе.</text:p>
      <text:p text:style-name="P46"><text:tab/>Maven добавляет к этому ограничению ещё одно — исходный код должен находиться в директории &lt;project&gt;/src/main/java. То есть класс com.app.HelloWorld maven будет искать в &lt;project&gt;/src/main/java/com/app/HelloWorld.java.</text:p>
      <text:p text:style-name="P52"><text:tab/></text:p>
      <text:p text:style-name="P42"><text:span text:style-name="T2"><text:tab/></text:span><text:span text:style-name="T21">О</text:span><text:span text:style-name="T20">писание проекта</text:span></text:p>
      <text:p text:style-name="P48"><text:span text:style-name="T53"><text:tab/>В</text:span> основе проекта Maven лежит xml-описание проекта, <text:span text:style-name="T53">то есть в</text:span>ся <text:span text:style-name="T53">его </text:span>структура описывается в файле pom.xml (POM – Project Object Model), который должен находиться в корневой папке проекта. <text:tab/></text:p>
      <text:p text:style-name="P47"><text:span text:style-name="T53"><text:tab/>Этот xml-файл</text:span> мож<text:span text:style-name="T50">но</text:span> сгенерировать из архетипа <text:span text:style-name="T53">следующим образом:</text:span></text:p>
      <table:table table:name="Таблица1" table:style-name="Таблица1">
        <table:table-column table:style-name="Таблица1.A"/>
        <table:table-row>
          <table:table-cell table:style-name="Таблица1.A1" office:value-type="string">
            <text:p text:style-name="P38"><text:span text:style-name="T2"><text:s text:c="6"/></text:span><text:span text:style-name="T44">mvn archetype:generate</text:span></text:p>
            <text:p text:style-name="P5"><text:span text:style-name="T13"><text:line-break/> <text:s text:c="5"/>Если, </text:span><text:span text:style-name="T2">допустим, </text:span><text:span text:style-name="T14">в</text:span><text:span text:style-name="T2">ас интересует веб-приложение, </text:span><text:span text:style-name="T14">необходимо </text:span><text:span text:style-name="T2">на</text:span><text:span text:style-name="T13">йти</text:span><text:span text:style-name="T2"> </text:span><text:span text:style-name="T14">и выбрать </text:span><text:span text:style-name="T2">подходящий архетип — maven-archetype-webapp. </text:span><text:span text:style-name="T44">Выбирать в таком списке довольно сложно, поэтому будет </text:span><text:soft-page-break/><text:span text:style-name="T44">удобно <text:s/>отфильтр</text:span><text:span text:style-name="T45">овать</text:span><text:span text:style-name="T44"> этот список, <text:s/></text:span><text:span text:style-name="T45">н</text:span><text:span text:style-name="T44">абр</text:span><text:span text:style-name="T45">ав</text:span><text:span text:style-name="T44"> </text:span></text:p>
            <text:p text:style-name="P7"><text:s text:c="2"/>maven-archetype-webapp</text:p>
            <text:p text:style-name="P45">maven предложит список из <text:span text:style-name="T61">множества</text:span> архетипов <text:span text:style-name="T61">(&gt;2000)</text:span>. Выберите </text:p>
            <text:p text:style-name="P8"><text:s/><text:span text:style-name="T47">[1]</text:span> org.apache.maven.archetypes:maven-archetype-webapp </text:p>
            <text:p text:style-name="P8"><text:span text:style-name="T30">и задайте параметры</text:span><text:span text:style-name="T58"> </text:span><text:span text:style-name="T29">groupId : </text:span><text:span text:style-name="T28">ru.apache-maven, </text:span><text:span text:style-name="T29">artifactId : </text:span><text:span text:style-name="T28">webapptest, </text:span><text:span text:style-name="T29">а остальные значения можно оставить по умолчанию.</text:span></text:p>
            <text:p text:style-name="P74"><text:s text:c="5"/>Теперь мы можем лицезреть довольно наглядную структуру каталогов с говорящими названиями: java – здесь будут ваши классы, webapp – здесь размещаются странички веб-приложения, resources – различного рода ресурсы в classpath (файлы конфигурации, например), test – юнит-тесты, соответственно и т.п.</text:p>
          </table:table-cell>
        </table:table-row>
      </table:table>
      <text:p text:style-name="P53">После этого созда<text:span text:style-name="T54">ё</text:span>тся файл pom.xml , который должен выглядеть следующим образом:</text:p>
      <table:table table:name="Таблица2" table:style-name="Таблица2">
        <table:table-column table:style-name="Таблица2.A"/>
        <table:table-row>
          <table:table-cell table:style-name="Таблица2.A1" office:value-type="string">
            <text:p text:style-name="P35">&lt;project xmlns="http://maven.apache.org/POM/4.0.0" </text:p>
            <text:p text:style-name="P37"><text:span text:style-name="T2">xmlns:xsi="</text:span><text:a xlink:type="simple" xlink:href="http://www.w3.org/2001/XMLSchema-instance" text:style-name="Internet_20_link" text:visited-style-name="Visited_20_Internet_20_Link"><text:span text:style-name="T2">http://www.w3.org/2001/XMLSchema-instance</text:span></text:a><text:span text:style-name="T2">"</text:span></text:p>
            <text:p text:style-name="Preformatted_20_Text"><text:span text:style-name="T2">xsi:schemaLocation="</text:span><text:a xlink:type="simple" xlink:href="http://maven.apache.org/POM/4.0.0" text:style-name="Internet_20_link" text:visited-style-name="Visited_20_Internet_20_Link"><text:span text:style-name="T2">http://maven.apache.org/POM/4.0.0</text:span></text:a></text:p>
            <text:p text:style-name="P6"><text:a xlink:type="simple" xlink:href="http://maven.apache.org/xsd/maven-4.0.0.xsd" text:style-name="Internet_20_link" text:visited-style-name="Visited_20_Internet_20_Link"><text:span text:style-name="T2">http://maven.apache.org/xsd/maven-4.0.0.xsd</text:span></text:a><text:span text:style-name="T2">"&gt;</text:span></text:p>
            <text:p text:style-name="P33">  &lt;modelVersion&gt;4.0.0&lt;/modelVersion&gt;</text:p>
            <text:p text:style-name="P33">  &lt;groupId&gt;com.mycompany.app&lt;/groupId&gt;</text:p>
            <text:p text:style-name="P33">  &lt;artifactId&gt;my-app&lt;/artifactId&gt;</text:p>
            <text:p text:style-name="P33">  &lt;packaging&gt;jar&lt;/packaging&gt;</text:p>
            <text:p text:style-name="P33">  &lt;version&gt;1.0-SNAPSHOT&lt;/version&gt;</text:p>
            <text:p text:style-name="P33">  &lt;name&gt;Maven Quick Start Archetype&lt;/name&gt;</text:p>
            <text:p text:style-name="P33">  &lt;url&gt;http://maven.apache.org&lt;/url&gt;</text:p>
            <text:p text:style-name="P33">  &lt;dependencies&gt;</text:p>
            <text:p text:style-name="P33">    &lt;dependency&gt;</text:p>
            <text:p text:style-name="P33">      &lt;groupId&gt;junit&lt;/groupId&gt;</text:p>
            <text:p text:style-name="P33">      &lt;artifactId&gt;junit&lt;/artifactId&gt;</text:p>
            <text:p text:style-name="P33">      &lt;version&gt;3.8.1&lt;/version&gt;</text:p>
            <text:p text:style-name="P33">      &lt;scope&gt;test&lt;/scope&gt;</text:p>
            <text:p text:style-name="P33">    &lt;/dependency&gt;</text:p>
            <text:p text:style-name="P33">  &lt;/dependencies&gt;</text:p>
            <text:p text:style-name="P33">&lt;/project&gt;</text:p>
          </table:table-cell>
        </table:table-row>
      </table:table>
      <text:p text:style-name="P51"><text:span text:style-name="T54"><text:tab/>Файл </text:span>pom.xml содержит модель объекта проекта. <text:span text:style-name="T55">Он </text:span>всегда хранится в базовой директории проекта. Файл POM содержит информацию о проекте и различных деталях конфигурации, которые используются Maven для создания проекта. Этот файл также содержит задачи и плагины. Во время выполнения задач Maven ищет файл pom.xml в базовой директории проекта, читает его и получает необходимую информацию, после чего выполняет задачи.</text:p>
      <text:p text:style-name="P51"><text:soft-page-break/>Это очень простой POM, но содержит ключевые элементы. Рассмотрим каждый из них:</text:p>
      <text:p text:style-name="P54"><text:span text:style-name="T2">-     </text:span><text:span text:style-name="Strong_20_Emphasis"><text:span text:style-name="T2">project</text:span></text:span><text:span text:style-name="T2"> - это элемент верхнего уровня во всех файлов pom.xml Maven.</text:span></text:p>
      <text:p text:style-name="P54"><text:span text:style-name="T2">-    </text:span><text:span text:style-name="Strong_20_Emphasis"><text:span text:style-name="T2">modelVersion</text:span></text:span><text:span text:style-name="T2"> - указывает, как</text:span><text:span text:style-name="T6">ая</text:span><text:span text:style-name="T2"> верси</text:span><text:span text:style-name="T6">я</text:span><text:span text:style-name="T2"> объектной модели этого POM использует</text:span><text:span text:style-name="T6">ся</text:span><text:span text:style-name="T2">. </text:span></text:p>
      <text:p text:style-name="P54"><text:span text:style-name="T2">-    </text:span><text:span text:style-name="Strong_20_Emphasis"><text:span text:style-name="T2">groupId -</text:span></text:span><text:span text:style-name="T2">  уникальный идентификатор организации или группы, которые создали проект. GroupId является одним из ключевых идентификаторов проекта и, как правило, основан на полно</text:span><text:span text:style-name="T6">м</text:span><text:span text:style-name="T2"> доменно</text:span><text:span text:style-name="T6">м</text:span><text:span text:style-name="T2"> им</text:span><text:span text:style-name="T6">ени</text:span><text:span text:style-name="T2"> <text:s/>организации.  Например, org.apache.maven.plugins является назначенным GroupId для всех Maven плагинов.</text:span></text:p>
      <text:p text:style-name="P54"><text:span text:style-name="T2">-    </text:span><text:span text:style-name="Strong_20_Emphasis"><text:span text:style-name="T2">artifactId</text:span></text:span><text:span text:style-name="T2"> - уникальное имя базы первичных артефактов, генерируемых этим проектом. Основной артефакт для проекта, как правило, JAR-файл. Типичный артефакт производства Maven будет иметь вид &lt;artifactId&gt; -. &lt;version&gt; &lt;extension&gt; (Например, MyApp-1.0.jar ).</text:span></text:p>
      <text:p text:style-name="P55"><text:span text:style-name="T2">-    </text:span><text:span text:style-name="Strong_20_Emphasis"><text:span text:style-name="T2">packaging </text:span></text:span><text:span text:style-name="Strong_20_Emphasis"><text:span text:style-name="T26">показывает, </text:span></text:span><text:span text:style-name="Strong_20_Emphasis"><text:span text:style-name="T24">какого типа файл будет создаваться как результат сборки</text:span></text:span><text:span text:style-name="T2"> тип пакета, которы</text:span><text:span text:style-name="T6">м</text:span><text:span text:style-name="T2"> будет использоваться этот артефакт (например, JAR, WAR, </text:span><text:span text:style-name="T12">POM</text:span><text:span text:style-name="T2"> и др.).</text:span></text:p>
      <text:p text:style-name="P54"><text:span text:style-name="T2">-    </text:span><text:span text:style-name="Strong_20_Emphasis"><text:span text:style-name="T2">version</text:span></text:span><text:span text:style-name="T2"> этот элемент указывает на версию артефакта, генерируем</text:span><text:span text:style-name="T6">ого</text:span><text:span text:style-name="T2"> проектом. Maven проходит долгий путь, чтобы помочь в управлени</text:span><text:span text:style-name="T6">и</text:span><text:span text:style-name="T2"> версиями, и </text:span><text:span text:style-name="T7">иногда можно </text:span><text:span text:style-name="T2"><text:s/>видеть SNAPSHOT-обозначение в версии, которая указывает, что проект находится в состоянии развития.</text:span></text:p>
      <text:p text:style-name="P54"><text:span text:style-name="T2">-    </text:span><text:span text:style-name="Strong_20_Emphasis"><text:span text:style-name="T2">name</text:span></text:span><text:span text:style-name="T2"> - этот элемент указывает отображаемое имя для проекта. Это часто используется в генерации документации Maven (Это так же может быть имя проекта в </text:span><text:span text:style-name="T6">Idea</text:span><text:span text:style-name="T2">).</text:span></text:p>
      <text:p text:style-name="P54"><text:span text:style-name="T2">-    </text:span><text:span text:style-name="Strong_20_Emphasis"><text:span text:style-name="T2">url</text:span></text:span><text:span text:style-name="T2"> - этот элемент указывает, где можно найти сайт проекта. </text:span><text:span text:style-name="T6">Ч</text:span><text:span text:style-name="T2">асто используется в генерации документации Maven.</text:span></text:p>
      <text:p text:style-name="P54"><text:span text:style-name="T2">-    </text:span><text:span text:style-name="Strong_20_Emphasis"><text:span text:style-name="T2">description -</text:span></text:span><text:span text:style-name="T2"> Этот элемент представляет собой общее описание вашего проекта. </text:span><text:span text:style-name="T6">Ч</text:span><text:span text:style-name="T2">асто используется в генерации документации Maven.</text:span></text:p>
      <text:p text:style-name="P56"><text:tab/>Каждый проект должен иметь свой собственный POM-файл.</text:p>
      <text:list xml:id="list8654290022569230760" text:style-name="L2">
        <text:list-item>
          <text:p text:style-name="P62"><text:span text:style-name="T7">Таким образом, к</text:span><text:span text:style-name="T2">лючевой элемент в POM файле – это </text:span><text:span text:style-name="Strong_20_Emphasis"><text:span text:style-name="T2">project</text:span></text:span><text:span text:style-name="T2">, который </text:span><text:span text:style-name="T7">должен</text:span><text:span text:style-name="T2"> иметь три обязательных элемента: </text:span><text:span text:style-name="Strong_20_Emphasis"><text:span text:style-name="T2">groupId, artifactId, version</text:span></text:span><text:span text:style-name="T2">. </text:span></text:p>
          <text:p text:style-name="P63"><text:span text:style-name="T2">- </text:span><text:span text:style-name="Strong_20_Emphasis"><text:span text:style-name="T2">groupId -</text:span></text:span><text:span text:style-name="T2"> ID группы проекта. Зачастую, это уникальная организация или проект. Например, если мы хотим создать   группу, которая отвечает за видео, то groupId будет выглядеть, примерно так: net.proselyte.video. В этой группе будут все проекты, которые относятся к видео.</text:span><text:span text:style-name="Strong_20_Emphasis"><text:span text:style-name="T2"> </text:span></text:span></text:p>
        </text:list-item>
        <text:list-item>
          <text:p text:style-name="P63"><text:span text:style-name="Strong_20_Emphasis"><text:span text:style-name="T2">- artifactId <text:s/>- </text:span></text:span><text:span text:style-name="Strong_20_Emphasis"><text:span text:style-name="T25">э</text:span></text:span><text:span text:style-name="T2">то идентификатор самого проекта. Чаще всего – его имя. Например, maven-video. artifactId также помогает найти проект в репозитории. </text:span></text:p>
          <text:p text:style-name="P64"><text:span text:style-name="Strong_20_Emphasis"><text:span text:style-name="T2">-Version - </text:span></text:span><text:span text:style-name="Strong_20_Emphasis"><text:span text:style-name="T25">в</text:span></text:span><text:span text:style-name="T2">ерсия проекта. Определяет конкретную версию продукта.</text:span></text:p>
          <text:p text:style-name="P64"><text:span text:style-name="T2">В репозитории проект выглядит следующим образом: </text:span><text:span text:style-name="Strong_20_Emphasis"><text:span text:style-name="T2">groupId:artifactId:version.</text:span></text:span><text:span text:style-name="T2"> <text:line-break/>Например:<text:line-break/></text:span><text:soft-page-break/><text:span text:style-name="T2">net.proselyte.video:maven-video:1.0<text:line-break/>net.proselyte.video:maven-video:1.1 </text:span></text:p>
        </text:list-item>
      </text:list>
      <text:p text:style-name="P50">Также будет создана структура проекта:</text:p>
      <table:table table:name="Таблица3" table:style-name="Таблица3">
        <table:table-column table:style-name="Таблица3.A"/>
        <table:table-row>
          <table:table-cell table:style-name="Таблица3.A1" office:value-type="string">
            <text:p text:style-name="P36">my-app</text:p>
            <text:p text:style-name="P36">|-- pom.xml</text:p>
            <text:p text:style-name="P36">`-- src</text:p>
            <text:p text:style-name="P36">|-- main</text:p>
            <text:p text:style-name="P36">|   `-- java</text:p>
            <text:p text:style-name="P36">|       `-- com</text:p>
            <text:p text:style-name="P36">|           `-- mycompany</text:p>
            <text:p text:style-name="P36">|               `-- app</text:p>
            <text:p text:style-name="P36">|                   `-- App.java</text:p>
            <text:p text:style-name="P36">`-- test</text:p>
            <text:p text:style-name="P36">`-- java</text:p>
            <text:p text:style-name="P36">`-- com</text:p>
            <text:p text:style-name="P36">`-- mycompany</text:p>
            <text:p text:style-name="P36">`-- app</text:p>
            <text:p text:style-name="P36">`-- AppTest.java</text:p>
          </table:table-cell>
        </table:table-row>
      </table:table>
      <text:p text:style-name="P18"/>
      <text:p text:style-name="P23"><text:tab/></text:p>
      <text:p text:style-name="P31"><text:span text:style-name="T8"><text:tab/></text:span><text:span text:style-name="T10">Зависимости и плагины</text:span></text:p>
      <text:p text:style-name="P12"><text:span text:style-name="T8"><text:tab/>Ф</text:span><text:span text:style-name="T2">айлом pom.xml может содежать блок &lt;dependencies/&gt;. В нем описывается, какие библиотеки нужны проекту для полноценного функционирования. </text:span><text:span text:style-name="T44">Java-библиотека - это JAR архив, который содержит в себе скомпилированные библиотечные классы. JAR-файл скачивается из интернета и подключается к проекту. </text:span><text:span text:style-name="T2">На шаге validate </text:span><text:span text:style-name="T8">maven</text:span><text:span text:style-name="T2"> проверяет удовлетворены ли зависимости, и, если нет, скачивает из удаленн</text:span><text:span text:style-name="T8">ого</text:span><text:span text:style-name="T2"> репозитори</text:span><text:span text:style-name="T8">я</text:span><text:span text:style-name="T2"> </text:span><text:span text:style-name="T8">(для Java сейчас основной репозиторий - </text:span><text:a xlink:type="simple" xlink:href="https://mvnrepository.com/" text:style-name="Internet_20_link" text:visited-style-name="Visited_20_Internet_20_Link"><text:span text:style-name="T8">https://mvnrepository.com</text:span></text:a><text:span text:style-name="T8">) </text:span><text:span text:style-name="T2">необходимые компоненты в репозиторий локальный. При указании зависимостей можно указывать не только имя библиотеки, но и ее версию — таким образом не возникнет проблем с обратной совместимостью.</text:span></text:p>
      <text:p text:style-name="P11"><text:tab/>Например чтобы подключить Spring Framework необходимо определить следующую зависимость:</text:p>
      <text:p text:style-name="P57"><text:s text:c="3"/>&lt;dependencies&gt;</text:p>
      <text:p text:style-name="P57"><text:s text:c="6"/>...</text:p>
      <text:p text:style-name="P57"><text:s text:c="6"/>&lt;dependency&gt;</text:p>
      <text:p text:style-name="P57"><text:s text:c="9"/>&lt;groupId&gt;org.springframework&lt;/groupId&gt;</text:p>
      <text:p text:style-name="P57"><text:s text:c="9"/>&lt;artifactId&gt;spring&lt;/artifactId&gt;</text:p>
      <text:p text:style-name="P57"><text:s text:c="9"/>&lt;version&gt;2.5.5&lt;/version&gt;</text:p>
      <text:p text:style-name="P57"><text:s text:c="6"/>&lt;/dependency&gt;</text:p>
      <text:p text:style-name="P9"><text:s text:c="3"/>&lt;/dependencies&gt;</text:p>
      <text:p text:style-name="P20"><text:soft-page-break/><text:span text:style-name="T48"><text:tab/></text:span>Так как плагины являются такими же артефактами, как и зависимости, то они описываются практически так же. Вместо раздела dependencies – plugins, dependency – plugin, repositories – pluginRepositories, repository – pluginRepository.</text:p>
      <text:p text:style-name="P20"><text:tab/>Плагинами Maven делает все, даже непосредственно то, для чего он затевался, – сборку проекта. <text:span text:style-name="T56">В</text:span>сякий раз, когда вы хотите настроить <text:span text:style-name="T56">сборку </text:span>проекта Maven, это делается путем добавления или перенастройки плагинов.</text:p>
      <text:p text:style-name="P18"><text:tab/>К примеру, мы разрабатываем систему используя jdk 1.<text:span text:style-name="T56">8</text:span>, а пользователи будут использовать jdk 1.<text:span text:style-name="T56">6</text:span>. В этом случае нам необходимо указать итоговую версию jar-файла, и Maven включит в неё все недостающие части.</text:p>
      <text:p text:style-name="P18"/>
      <table:table table:name="Таблица4" table:style-name="Таблица4">
        <table:table-column table:style-name="Таблица4.A"/>
        <table:table-row>
          <table:table-cell table:style-name="Таблица4.A1" office:value-type="string">
            <text:p text:style-name="P34">...</text:p>
            <text:p text:style-name="P34">&lt;build&gt;</text:p>
            <text:p text:style-name="P33">  &lt;plugins&gt;</text:p>
            <text:p text:style-name="P33">    &lt;plugin&gt;</text:p>
            <text:p text:style-name="P33">      &lt;groupId&gt;org.apache.maven.plugins&lt;/groupId&gt;</text:p>
            <text:p text:style-name="P33">      &lt;artifactId&gt;maven-compiler-plugin&lt;/artifactId&gt;</text:p>
            <text:p text:style-name="P33">      &lt;version&gt;2.0.2&lt;/version&gt;</text:p>
            <text:p text:style-name="P33">      &lt;configuration&gt;</text:p>
            <text:p text:style-name="P33">        &lt;source&gt;1.<text:span text:style-name="T56">8</text:span>&lt;/source&gt;</text:p>
            <text:p text:style-name="P33">        &lt;target&gt;1.<text:span text:style-name="T56">6</text:span>&lt;/target&gt;</text:p>
            <text:p text:style-name="P33">      &lt;/configuration&gt;</text:p>
            <text:p text:style-name="P33">    &lt;/plugin&gt;</text:p>
            <text:p text:style-name="P33">  &lt;/plugins&gt;</text:p>
            <text:p text:style-name="P33">&lt;/build&gt;</text:p>
            <text:p text:style-name="P33">... </text:p>
          </table:table-cell>
        </table:table-row>
      </table:table>
      <text:p text:style-name="P20"/>
      <text:p text:style-name="P17"><text:span text:style-name="T2"><text:tab/>Этот плагин будет автоматически загружать</text:span><text:span text:style-name="T9">ся</text:span><text:span text:style-name="T2"> и использоваться. Единого списка всех плагинов естественно не существует, на </text:span><text:a xlink:type="simple" xlink:href="http://maven.apache.org/plugins/" text:style-name="Internet_20_link" text:visited-style-name="Visited_20_Internet_20_Link"><text:span text:style-name="T51">официальном сайте</text:span></text:a><text:span text:style-name="T2"> </text:span><text:span text:style-name="T11">(http://maven.apache.org/plugins/) </text:span><text:span text:style-name="T2">только есть поддерживаемые плагины непосредственно разработчиками Maven. Однако хотелось бы отметить, что названия плагинов довольно прямолинейны, и, сделав поиск по ключевым словам «maven tomcat plugin», вы скорее всего обнаружите первой ссылкой плагин для деплоймента проекта в Tomcat. </text:span></text:p>
      <text:p text:style-name="P30"><text:span text:style-name="T1"><text:line-break/><text:tab/></text:span><text:span text:style-name="T27">Сборка проекта</text:span></text:p>
      <text:p text:style-name="P43"><text:tab/><text:span text:style-name="T57">К</text:span>огда структура файлов проекта соответствует ожидаемой, а его описание присутствует в файле pom.xml, для того, чтобы собрать проект, <text:span text:style-name="T57">необходимо только </text:span>открыть консоль, сменить текущую директорию на директорию проекта и написать в консоли: </text:p>
      <text:p text:style-name="P10"><text:span text:style-name="Source_20_Text"><text:span text:style-name="T44"><text:tab/>mvn compile</text:span></text:span></text:p>
      <text:p text:style-name="P43"><text:tab/>После того, как maven закончит свою работу, в директории проекта появится директория target, в которой будет находиться скомпилированный код.</text:p>
      <text:p text:style-name="P43"><text:soft-page-break/><text:tab/>Скомпилированный java код выглядит так же, как исходный, только вместо файлов с расширением java в директориях, соответствующих названиями пакетов, находятся файлы с расширением class, в которых будет уже не исходный код, а код, предназначенный для интерпретации <text:span text:style-name="T57">java</text:span>-машиной.</text:p>
      <text:p text:style-name="P44"><text:tab/>То есть теперь этот код можно запустить.</text:p>
      <text:h text:style-name="P75" text:outline-level="5"><text:span text:style-name="T57"><text:s text:c="5"/>З</text:span>апус<text:span text:style-name="T57">к</text:span> проект<text:span text:style-name="T57">а</text:span></text:h>
      <text:p text:style-name="P43"><text:tab/>Чтобы запустить скомпилированный код, нужно в консоли из этой же директории набрать <text:span text:style-name="T63">(обращая внимание на полное имя исполняемого класса)</text:span></text:p>
      <text:p text:style-name="P10"><text:span text:style-name="Source_20_Text"><text:span text:style-name="T44"><text:tab/>mvn exec:java -Dexec.mainClass="com.app.HelloWorld"</text:span></text:span></text:p>
      <text:p text:style-name="P43"><text:tab/>После того, как maven перестанет качать <text:span text:style-name="T57">необходимые библиотеки</text:span> из интернета, перед табличкой с надписью BUILD SUCCESS появится строчка Hello World, <text:span text:style-name="T57">если вы собираете свою первую программу</text:span>.</text:p>
      <text:p text:style-name="P43"><text:tab/>Код отработал, всё прошло удачно.</text:p>
      <text:h text:style-name="P72" text:outline-level="3"/>
      <text:h text:style-name="P73" text:outline-level="3">Заключение</text:h>
      <text:list xml:id="list364144056649522880" text:style-name="L3">
        <text:list-item>
          <text:p text:style-name="P65"><text:span text:style-name="T44">maven ищет код для сборки в директории </text:span><text:span text:style-name="Strong_20_Emphasis"><text:span text:style-name="T44">&lt;project&gt;src/main/java</text:span></text:span><text:span text:style-name="T44">.</text:span></text:p>
        </text:list-item>
        <text:list-item>
          <text:p text:style-name="P65"><text:span text:style-name="T44">Инструкции по сборке maven будет искать в </text:span><text:span text:style-name="Strong_20_Emphasis"><text:span text:style-name="T44">&lt;project&gt;/pom.xml</text:span></text:span></text:p>
        </text:list-item>
        <text:list-item>
          <text:p text:style-name="P67">Результат работы системы сборки называется артефактом.</text:p>
        </text:list-item>
        <text:list-item>
          <text:p text:style-name="P65"><text:span text:style-name="T44">От программиста требуется задать </text:span><text:span text:style-name="Strong_20_Emphasis"><text:span text:style-name="T44">groupId</text:span></text:span><text:span text:style-name="T44">, </text:span><text:span text:style-name="Strong_20_Emphasis"><text:span text:style-name="T44">artifactId</text:span></text:span><text:span text:style-name="T44"> и </text:span><text:span text:style-name="Strong_20_Emphasis"><text:span text:style-name="T44">version</text:span></text:span></text:p>
        </text:list-item>
        <text:list-item>
          <text:p text:style-name="P65"><text:span text:style-name="T44">Сборка осуществляется командой </text:span><text:span text:style-name="Strong_20_Emphasis"><text:span text:style-name="T44">mvn compile</text:span></text:span></text:p>
        </text:list-item>
        <text:list-item>
          <text:p text:style-name="P67">Скомпилированный java код выглядит так же, как исходный код, но вместо файлов с расширением java, там будут файлы с расширением class.</text:p>
        </text:list-item>
        <text:list-item>
          <text:p text:style-name="P65"><text:span text:style-name="T44">Запустить скомпилированную программу можно командой<text:line-break/></text:span><text:span text:style-name="Strong_20_Emphasis"><text:span text:style-name="T44">mvn exec:java -Dexec.mainClass="com.app.HelloWorld"</text:span></text:span><text:span text:style-name="T44"> </text:span></text:p>
        </text:list-item>
      </text:list>
      <text:p text:style-name="P19"/>
      <text:p text:style-name="P19"/>
      <text:p text:style-name="P19"/>
      <text:p text:style-name="P70">Задание:</text:p>
      <text:p text:style-name="P32"><text:tab/>Выполнение лабораторной работы должно производиться только средствами</text:p>
      <text:p text:style-name="P32">командной строки!</text:p>
      <text:p text:style-name="P32"/>
      <text:p text:style-name="P21">1. Протестируйте правильность установки Maven, запустив в командной строке:</text:p>
      <text:p text:style-name="P21">$ mvn -version <text:s/></text:p>
      <text:p text:style-name="P21">Должно отобразиться сообщение:</text:p>
      <text:p text:style-name="P21"><text:soft-page-break/>Apache Maven 3.3.9</text:p>
      <text:p text:style-name="P21">Maven home: /usr/share/maven</text:p>
      <text:p text:style-name="P21">Java version: 1.8.0_121, vendor: Oracle Corporation</text:p>
      <text:p text:style-name="P21">Java home: /usr/lib/jvm/java-8-oracle/jre</text:p>
      <text:p text:style-name="P21">Default locale: ru_RU, platform encoding: UTF-8</text:p>
      <text:p text:style-name="P21">OS name: "linux", version: "4.8.0-59-generic", arch: "i386", family: "unix"</text:p>
      <text:p text:style-name="P21"/>
      <text:p text:style-name="P21"/>
      <text:p text:style-name="P24"><text:span text:style-name="T60">2. Cоздайте web-проект </text:span>с помощью <text:span text:style-name="T60">команды mvn archetype:generate способом, указанным выше. </text:span></text:p>
      <text:p text:style-name="P25">3. Обратите внимание на структуру каталогов, созданных при генерации. Запишите ее.</text:p>
      <text:p text:style-name="P26">4. <text:span text:style-name="T60">Cоздайте web-проект <text:s/>с помощью команды</text:span></text:p>
      <text:p text:style-name="P13"><text:span text:style-name="T15"><text:tab/></text:span><text:span text:style-name="Source_20_Text">mvn archetype:generate -DarchetypeArtifactId=maven-archetype-webapp</text:span></text:p>
      <text:p text:style-name="P27">Объясните результат.</text:p>
      <text:p text:style-name="P27"><text:span text:style-name="T62">5</text:span>. <text:span text:style-name="T60">Cоздайте web-проект, <text:s/>задав новые параметры сборки </text:span>как ключи для команды</text:p>
      <text:p text:style-name="P27"><text:span text:style-name="Source_20_Text"><text:span text:style-name="T60"><text:tab/>mvn archetype:generate</text:span></text:span></text:p>
      <text:p text:style-name="P25"><text:span text:style-name="T62">6</text:span>. Изучите <text:span text:style-name="T62">файл POM.xml.</text:span></text:p>
      <text:p text:style-name="P29">7. Создайте четкую структуру каталогов для Java-проекта, описанную в <text:span text:style-name="T63">разделе </text:span><text:span text:style-name="T64"><text:s/>«</text:span><text:span text:style-name="T65">Как структурировать проект для maven»</text:span>.</text:p>
      <text:p text:style-name="P28">8. Создайте файл HelloWorld.java и напишите код простейшей программы:</text:p>
      <text:p text:style-name="Preformatted_20_Text"><text:span text:style-name="Source_20_Text"/></text:p>
      <text:p text:style-name="Preformatted_20_Text"><text:span text:style-name="Source_20_Text">package com.app;</text:span></text:p>
      <text:p text:style-name="Preformatted_20_Text"/>
      <text:p text:style-name="Preformatted_20_Text"><text:span text:style-name="Source_20_Text">public class HelloWorld {</text:span></text:p>
      <text:p text:style-name="Preformatted_20_Text"><text:span text:style-name="Source_20_Text"><text:s text:c="4"/>public static void main(String[] argv) {</text:span></text:p>
      <text:p text:style-name="Preformatted_20_Text"><text:span text:style-name="Source_20_Text"><text:s text:c="8"/>System.out.println("Hello world");</text:span></text:p>
      <text:p text:style-name="Preformatted_20_Text"><text:span text:style-name="Source_20_Text"><text:s text:c="4"/>}</text:span></text:p>
      <text:p text:style-name="P6"><text:span text:style-name="Source_20_Text">}</text:span></text:p>
      <text:p text:style-name="P14"><text:span text:style-name="T16">9. Напишите соответствующий файл pom.xml. </text:span><text:span text:style-name="T17">Обязательными тегами будут только &lt;</text:span><text:span text:style-name="Source_20_Text"><text:span text:style-name="T2">project</text:span></text:span><text:span text:style-name="Source_20_Text"><text:span text:style-name="T17">&gt;,</text:span></text:span><text:span text:style-name="Source_20_Text"><text:span text:style-name="T2"> &lt;modelVersion&gt; </text:span></text:span><text:span text:style-name="Source_20_Text"><text:span text:style-name="T17">(по аналогии с примером),</text:span></text:span><text:span text:style-name="Source_20_Text"><text:span text:style-name="T2"> </text:span></text:span><text:span text:style-name="Source_20_Text"><text:span text:style-name="T17">теги</text:span></text:span><text:span text:style-name="Source_20_Text"><text:span text:style-name="T2"> &lt;groupId&gt;, <text:s text:c="3"/>&lt;artifactId&gt; </text:span></text:span><text:span text:style-name="Source_20_Text"><text:span text:style-name="T17">и </text:span></text:span><text:span text:style-name="Source_20_Text"><text:span text:style-name="T2">&lt;version&gt; </text:span></text:span><text:span text:style-name="Source_20_Text"><text:span text:style-name="T17">заполните самостоятельно.</text:span></text:span><text:span text:style-name="T16"> </text:span></text:p>
      <text:p text:style-name="P15"><text:span text:style-name="T17">10. Если с</text:span><text:span text:style-name="T2">труктура файлов проекта соответствует ожидаемой, а его описание присутствует в файле pom.xm</text:span><text:span text:style-name="T17">l, соберите проект с помощью команды </text:span><text:span text:style-name="Source_20_Text">mvn compile. </text:span><text:span text:style-name="Source_20_Text"><text:span text:style-name="T18">Какие новые папки/файлы появились?</text:span></text:span></text:p>
      <text:p text:style-name="P15"><text:span text:style-name="Source_20_Text"><text:span text:style-name="T33">12. Запустите проект </text:span></text:span><text:span text:style-name="Source_20_Text"><text:span text:style-name="T34">с помощью ком</text:span></text:span><text:span text:style-name="Source_20_Text"><text:span text:style-name="T18">анды <text:s/>exec.</text:span></text:span></text:p>
      <text:p text:style-name="P15"><text:span text:style-name="Source_20_Text"><text:span text:style-name="T18">13. Выполните команду $ mvn package. </text:span></text:span></text:p>
      <text:p text:style-name="P69"><text:s/></text:p>
      <text:p text:style-name="P1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26cm" fo:margin-right="1.09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23:43:48.093397932</meta:creation-date>
    <dc:date>2018-09-18T01:20:59.461493107</dc:date>
    <meta:editing-duration>PT1H13M19S</meta:editing-duration>
    <meta:editing-cycles>14</meta:editing-cycles>
    <meta:generator>LibreOffice/5.2.2.2$Linux_x86 LibreOffice_project/20m0$Build-2</meta:generator>
    <meta:document-statistic meta:table-count="4" meta:image-count="0" meta:object-count="0" meta:page-count="8" meta:paragraph-count="175" meta:word-count="1769" meta:character-count="14616" meta:non-whitespace-character-count="12634"/>
  </office:meta>
</office:document-meta>
</file>